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text-properties fo:font-style="italic" style:font-style-asian="italic" style:font-style-complex="italic"/>
    </style:style>
    <style:style style:name="T1" style:family="text">
      <style:text-properties fo:font-style="italic" style:font-style-asian="italic"/>
    </style:style>
    <style:style style:name="T2" style:family="text">
      <style:text-properties fo:font-style="italic" style:text-underline-style="solid" style:text-underline-width="auto" style:text-underline-color="font-color" style:font-style-asian="italic"/>
    </style:style>
    <style:style style:name="T3"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2: </text:h>
      <text:p text:style-name="P2">A central component of the research and related discourse on open software and data has been notions of empowerment of disadvantaged populations and the potential to contribute to positive socio-economic change. <text:s/>Yet, as Elwood (2006) and others have pointed out, much of the research in this area has focused on access to the <text:span text:style-name="T3">software tools</text:span> (e.g. through participatory GIS), and much less attention has been focused on the extent to which broader access to the tools actually can shift power relations in society. <text:s/>In your view, what is required in order to help bridge this gap? <text:s/>In other words, specifically how is it that broader access to geo-spatial tools through open software and data can contribute to social and political change? In answering this question, please consider the importance of the characteristics of the technologies themselves (and how these characteristics shape access, representation, and knowledge generation) vis-à-vis the social, economic and political processes shaping how people <text:span text:style-name="T3">use</text:span> the technolog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06T11:09:03" text:fixed="true">01/06/12</text:date><text:tab/><text:tab/>Alex Mande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08T12:07:23</dc:date>
    <dc:creator>Alex Mandel</dc:creator>
    <meta:editing-duration>PT20H54M6S</meta:editing-duration>
    <meta:editing-cycles>3</meta:editing-cycles>
    <meta:generator>LibreOffice/3.3$Unix LibreOffice_project/330m19$Build-401</meta:generator>
    <meta:document-statistic meta:table-count="0" meta:image-count="0" meta:object-count="0" meta:page-count="1" meta:paragraph-count="3" meta:word-count="164" meta:character-count="1068"/>
  </office:meta>
</office:document-meta>
</file>